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0200000002000309F1C.png"/>
  <manifest:file-entry manifest:media-type="image/png" manifest:full-path="Pictures/10000201000008410000057820D6EE5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lyt-sunrise-subtitle">
      <style:graphic-properties draw:fill-color="#ffffff" draw:auto-grow-height="true" fo:min-height="16.563cm"/>
    </style:style>
    <style:style style:name="pr2" style:family="presentation" style:parent-style-name="lyt-sunrise-notes">
      <style:graphic-properties draw:fill-color="#ffffff" draw:auto-grow-height="true" fo:min-height="13.365cm"/>
    </style:style>
    <style:style style:name="pr3" style:family="presentation" style:parent-style-name="lyt-sunrise-title">
      <style:graphic-properties draw:auto-grow-height="true" fo:min-height="3.507cm"/>
    </style:style>
    <style:style style:name="pr4" style:family="presentation" style:parent-style-name="lyt-sunrise-outline1">
      <style:graphic-properties draw:auto-grow-height="true" fo:min-height="12.587cm"/>
    </style:style>
    <style:style style:name="pr5" style:family="presentation" style:parent-style-name="lyt-sunrise-outline1">
      <style:graphic-properties draw:auto-grow-height="true" fo:min-height="12.167cm"/>
    </style:style>
    <style:style style:name="pr6" style:family="presentation" style:parent-style-name="lyt-sunrise-title">
      <style:graphic-properties fo:min-height="3.256cm"/>
    </style:style>
    <style:style style:name="pr7" style:family="presentation" style:parent-style-name="lyt-sunrise-outline1">
      <style:graphic-properties fo:min-height="12.336cm"/>
    </style:style>
    <style:style style:name="pr8" style:family="presentation" style:parent-style-name="lyt-sunrise-notes">
      <style:graphic-properties draw:fill-color="#ffffff" fo:min-height="13.114cm"/>
    </style:style>
    <style:style style:name="pr9" style:family="presentation" style:parent-style-name="lyt-sunrise-outline1">
      <style:graphic-properties fo:min-height="16.254cm"/>
    </style:style>
    <style:style style:name="P1" style:family="paragraph">
      <style:text-properties fo:font-family="Andalus" style:font-family-generic="roman" style:font-pitch="variable"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Andalus" style:font-family-generic="roman" style:font-pitch="variable" fo:font-size="22pt" style:font-size-asian="22pt" style:font-size-complex="2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family="Andalus" style:font-family-generic="roman" style:font-pitch="variable" fo:font-size="44pt" style:font-size-asian="44pt" style:font-size-complex="44pt"/>
    </style:style>
    <style:style style:name="T2" style:family="text">
      <style:text-properties fo:font-family="Andalus" style:font-family-generic="roman" style:font-pitch="variable" fo:font-size="32pt" style:font-size-asian="32pt" style:font-size-complex="32pt"/>
    </style:style>
    <style:style style:name="T3" style:family="text">
      <style:text-properties fo:font-family="Andalus" style:font-family-generic="roman" style:font-pitch="variable"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office:forms form:automatic-focus="false" form:apply-design-mode="false"/>
        <draw:frame presentation:style-name="pr1" draw:text-style-name="P1" draw:layer="layout" svg:width="25.199cm" svg:height="16.563cm" svg:x="1.4cm" svg:y="0.937cm" presentation:class="subtitle">
          <draw:text-box>
            <text:p><text:span text:style-name="T1">pLAME</text:span></text:p>
            <text:p><text:span text:style-name="T2">Parallel mp3 encoding based on LAME</text:span></text:p>
          </draw:text-box>
        </draw:frame>
        <draw:frame draw:style-name="gr1" draw:text-style-name="P3" draw:layer="layout" svg:width="13.355cm" svg:height="3.794cm" svg:x="1.554cm" svg:y="13.397cm">
          <draw:text-box>
            <text:p text:style-name="P2"><text:span text:style-name="T3">Alexandru Gheorghe, 341C3</text:span></text:p>
            <text:p text:style-name="P2"><text:span text:style-name="T3">Alexandru Grigoraș, 342C1</text:span></text:p>
            <text:p text:style-name="P2"><text:span text:style-name="T3">Diana Vasile, 341C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937cm" presentation:class="title">
          <draw:text-box>
            <text:p text:style-name="P2">About LAME</text:p>
          </draw:text-box>
        </draw:frame>
        <draw:frame presentation:style-name="pr4" draw:text-style-name="P4" draw:layer="layout" svg:width="25.199cm" svg:height="12.587cm" svg:x="1.4cm" svg:y="4.914cm" presentation:class="outline">
          <draw:text-box>
            <text:list text:style-name="L2">
              <text:list-item>
                <text:p><text:span text:style-name="T4">Really famous open source mp3 encoder</text:span></text:p>
              </text:list-item>
              <text:list-item>
                <text:p><text:span text:style-name="T4">Been around since 1998</text:span></text:p>
              </text:list-item>
              <text:list-item>
                <text:p><text:span text:style-name="T4">Uses some patented technology</text:span></text:p>
              </text:list-item>
              <text:list-item>
                <text:p><text:span text:style-name="T4">Got around legal issues by stating its purpose is educational</text:span></text:p>
              </text:list-item>
              <text:list-item>
                <text:p><text:span text:style-name="T4">Lots of code, few explan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937cm" presentation:class="title">
          <draw:text-box>
            <text:p text:style-name="P2">Our goal</text:p>
          </draw:text-box>
        </draw:frame>
        <draw:frame presentation:style-name="pr5" draw:layer="layout" svg:width="25.199cm" svg:height="12.167cm" svg:x="1.4cm" svg:y="5.334cm" presentation:class="outline" presentation:user-transformed="true">
          <draw:text-box>
            <text:list text:style-name="L2">
              <text:list-item>
                <text:p>Make the wav to mp3 conversion run faster</text:p>
              </text:list-item>
              <text:list-item>
                <text:p>Explore various parallel programming techniques</text:p>
              </text:list-item>
              <text:list-item>
                <text:p>Explore profiling tools and techniq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937cm" presentation:class="title">
          <draw:text-box>
            <text:p text:style-name="P2">First stage</text:p>
          </draw:text-box>
        </draw:frame>
        <draw:frame presentation:style-name="pr4" draw:layer="layout" svg:width="25.199cm" svg:height="12.587cm" svg:x="1.4cm" svg:y="4.914cm" presentation:class="outline" presentation:user-transformed="true">
          <draw:text-box>
            <text:list text:style-name="L2">
              <text:list-item>
                <text:p>Serial version using the LAME API</text:p>
              </text:list-item>
              <text:list-item>
                <text:p>Local profiling using gprof</text:p>
                <text:list>
                  <text:list-item>
                    <text:p>Identified the slowest functions</text:p>
                  </text:list-item>
                </text:list>
              </text:list-item>
              <text:list-item>
                <text:p>Profiling on the cluster using Sun Studio</text:p>
                <text:list>
                  <text:list-item>
                    <text:p>Identified slowest code bl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 presentation:user-transformed="true">
          <draw:text-box>
            <text:p>Initial ideas<text:tab/></text:p>
          </draw:text-box>
        </draw:frame>
        <draw:frame presentation:style-name="pr7" draw:layer="layout" svg:width="25.199cm" svg:height="12.336cm" svg:x="1.4cm" svg:y="4.914cm" presentation:class="outline">
          <draw:text-box>
            <text:list text:style-name="L2">
              <text:list-item>
                <text:p>Examine frame dependency (see if we can encode pieces of the wav separately and piece together an mp3 out of that)</text:p>
              </text:list-item>
              <text:list-item>
                <text:p>Optimize the loops where the program spends most of its time</text:p>
              </text:list-item>
              <text:list-item>
                <text:p>Pipeline the 5 stages of the algorit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First track: frame dependency</text:p>
          </draw:text-box>
        </draw:frame>
        <draw:frame presentation:style-name="pr7" draw:layer="layout" svg:width="25.199cm" svg:height="12.336cm" svg:x="1.4cm" svg:y="4.914cm" presentation:class="outline">
          <draw:text-box>
            <text:list text:style-name="L2">
              <text:list-item>
                <text:p>Did some experiments</text:p>
                <text:list>
                  <text:list-item>
                    <text:p>Reinitialising the encoder after every wav block read</text:p>
                  </text:list-item>
                  <text:list-item>
                    <text:p>Encoding each wav block in a separate thread</text:p>
                  </text:list-item>
                </text:list>
              </text:list-item>
              <text:list-item>
                <text:p>Results:</text:p>
                <text:list>
                  <text:list-item>
                    <text:p>the frames are not independent</text:p>
                  </text:list-item>
                  <text:list-item>
                    <text:p>the LAME library holds static dat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First track: frame dependency</text:p>
          </draw:text-box>
        </draw:frame>
        <draw:frame presentation:style-name="pr7" draw:layer="layout" svg:width="25.199cm" svg:height="13.949cm" svg:x="1.4cm" svg:y="4.914cm" presentation:class="outline" presentation:user-transformed="true">
          <draw:text-box>
            <text:list text:style-name="L2">
              <text:list-item>
                <text:p>Possible solutions:</text:p>
                <text:list>
                  <text:list-item>
                    <text:p>disable the bit reservoir: little improvement</text:p>
                  </text:list-item>
                  <text:list-item>
                    <text:p>disable id3 tags at the end of each frame: some improvement, but not significant</text:p>
                  </text:list-item>
                  <text:list-item>
                    <text:p>remove frame padding: couldn't figure out how</text:p>
                  </text:list-item>
                  <text:list-item>
                    <text:p>mark the static data / internal buffers as private in the OMP version: LAME internals are very, very complicated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First track: frame dependency</text:p>
          </draw:text-box>
        </draw:frame>
        <draw:frame presentation:style-name="pr7" draw:layer="layout" svg:width="25.199cm" svg:height="12.336cm" svg:x="1.4cm" svg:y="4.914cm" presentation:class="outline" presentation:user-transformed="true">
          <draw:text-box>
            <text:list text:style-name="L2">
              <text:list-item>
                <text:p>Possible solutions:</text:p>
                <text:list>
                  <text:list-item>
                    <text:p>use MPI and give each process the piece it has to encode + a small preamble to help it build some of the static data</text:p>
                    <text:list>
                      <text:list-item>
                        <text:p>Reduced performance by 10%</text:p>
                      </text:list-item>
                      <text:list-item>
                        <text:p>Distortions still audible in encoded mp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Second track: loop optimization</text:p>
          </draw:text-box>
        </draw:frame>
        <draw:frame presentation:style-name="pr7" draw:layer="layout" svg:width="25.199cm" svg:height="12.336cm" svg:x="1.4cm" svg:y="4.914cm" presentation:class="outline">
          <draw:text-box>
            <text:list text:style-name="L2">
              <text:list-item>
                <text:p>Most loops feature awkward dependencies between iterations: nothing to do here...</text:p>
              </text:list-item>
              <text:list-item>
                <text:p>Found a few simple yet intensely used loops and tried to use OMP on them</text:p>
                <text:list>
                  <text:list-item>
                    <text:p>turned out to be short loops (4 – 50 iterations)</text:p>
                  </text:list-item>
                  <text:list-item>
                    <text:p>not worth it (too much overhe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Third track: pipelining</text:p>
          </draw:text-box>
        </draw:frame>
        <draw:frame presentation:style-name="pr7" draw:layer="layout" svg:width="25.199cm" svg:height="15.062cm" svg:x="1.4cm" svg:y="4.914cm" presentation:class="outline" presentation:user-transformed="true">
          <draw:text-box>
            <text:list text:style-name="L2">
              <text:list-item>
                <text:p>First version: pipelining the 5 algorithm stages</text:p>
                <text:list>
                  <text:list-item>
                    <text:p><text:span text:style-name="T5">difficult to tune the number of threads or processes per stage because the stages are quite different in length</text:span></text:p>
                  </text:list-item>
                </text:list>
              </text:list-item>
              <text:list-item>
                <text:p>Second version: pipelining the IO and processing</text:p>
                <text:list>
                  <text:list-item>
                    <text:p><text:span text:style-name="T5">one process reads the wav while the others do the encoding</text:span></text:p>
                  </text:list-item>
                  <text:list-item>
                    <text:p><text:span text:style-name="T5">our profiling results suggested it wasn't worth the effort (reading was quick enough, at least for the buffer size that we used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106cm" svg:y="0.462cm" presentation:class="title" presentation:user-transformed="true">
          <draw:text-box>
            <text:p>Final version</text:p>
          </draw:text-box>
        </draw:frame>
        <draw:frame presentation:style-name="pr9" draw:text-style-name="P4" draw:layer="layout" svg:width="25.199cm" svg:height="16.254cm" svg:x="1.232cm" svg:y="3.738cm" presentation:class="outline" presentation:user-transformed="true">
          <draw:text-box>
            <text:list text:style-name="L2">
              <text:list-item>
                <text:p text:style-name="P4"><text:span text:style-name="T4">MPI – work crew model</text:span></text:p>
              </text:list-item>
              <text:list-item>
                <text:p text:style-name="P4"><text:span text:style-name="T4">An MPI process reads a piece of the wav file</text:span></text:p>
              </text:list-item>
              <text:list-item>
                <text:p text:style-name="P4"><text:span text:style-name="T4">It then scatters chunks of it to all the processes including itself</text:span></text:p>
              </text:list-item>
              <text:list-item>
                <text:p text:style-name="P4"><text:span text:style-name="T4">Each process encodes its own chunk</text:span></text:p>
              </text:list-item>
              <text:list-item>
                <text:p text:style-name="P4"><text:span text:style-name="T4">An MPI process gathers the encoded chunks and writes them to the output file</text:span></text:p>
              </text:list-item>
              <text:list-item>
                <text:p text:style-name="P4"><text:span text:style-name="T4">This process repeats until the whole wav file is encod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Results</text:p>
          </draw:text-box>
        </draw:frame>
        <draw:frame presentation:style-name="pr7" draw:layer="layout" svg:width="25.199cm" svg:height="12.336cm" svg:x="1.4cm" svg:y="4.914cm" presentation:class="outline" presentation:user-transformed="true">
          <draw:text-box>
            <text:list text:style-name="L2">
              <text:list-item>
                <text:p>Quad processor</text:p>
                <text:list>
                  <text:list-item>
                    <text:p><text:span text:style-name="T5">Serial version: 43s</text:span></text:p>
                  </text:list-item>
                  <text:list-item>
                    <text:p><text:span text:style-name="T5">2 MPI processes: 24.4s, speedup 1.76, efficiency 0.88</text:span></text:p>
                  </text:list-item>
                  <text:list-item>
                    <text:p><text:span text:style-name="T5">4 MPI processes: 13.3s, speedup 3.23, efficiency 0.80</text:span></text:p>
                  </text:list-item>
                  <text:list-item>
                    <text:p><text:span text:style-name="T5">8 MPI processes: cluster fai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Results</text:p>
          </draw:text-box>
        </draw:frame>
        <draw:frame presentation:style-name="pr7" draw:layer="layout" svg:width="25.199cm" svg:height="12.336cm" svg:x="1.4cm" svg:y="4.914cm" presentation:class="outline">
          <draw:text-box>
            <text:list text:style-name="L2">
              <text:list-item>
                <text:p>Nehalem processor</text:p>
                <text:list>
                  <text:list-item>
                    <text:p><text:span text:style-name="T5">Serial version: 27.3s</text:span></text:p>
                  </text:list-item>
                  <text:list-item>
                    <text:p><text:span text:style-name="T5">2 MPI processes: 15.53s, speedup 1.75, efficiency 0.87</text:span></text:p>
                  </text:list-item>
                  <text:list-item>
                    <text:p><text:span text:style-name="T5">4 MPI processes: 8.56s, speedup 3.18, efficiency 0.79</text:span></text:p>
                  </text:list-item>
                  <text:list-item>
                    <text:p><text:span text:style-name="T5">8 MPI processes: 5.52s, speedup 4.94, efficiency 0.6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Results</text:p>
          </draw:text-box>
        </draw:frame>
        <draw:frame presentation:style-name="pr7" draw:layer="layout" svg:width="25.199cm" svg:height="12.336cm" svg:x="1.4cm" svg:y="4.914cm" presentation:class="outline">
          <draw:text-box>
            <text:list text:style-name="L2">
              <text:list-item>
                <text:p>Opteron processor</text:p>
                <text:list>
                  <text:list-item>
                    <text:p><text:span text:style-name="T5">Serial version: 36s</text:span></text:p>
                  </text:list-item>
                  <text:list-item>
                    <text:p><text:span text:style-name="T5">2 MPI processes: 20.3s, speedup 1.77, efficiency 0.88</text:span></text:p>
                  </text:list-item>
                  <text:list-item>
                    <text:p><text:span text:style-name="T5">4 MPI processes: 11.2s, speedup 3.21, efficiency 0.80</text:span></text:p>
                  </text:list-item>
                  <text:list-item>
                    <text:p><text:span text:style-name="T5">8 MPI processes: 6.5s, speedup 5.53, efficiency 0.6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Mentions</text:p>
          </draw:text-box>
        </draw:frame>
        <draw:frame presentation:style-name="pr7" draw:text-style-name="P6" draw:layer="layout" svg:width="25.199cm" svg:height="12.336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We still have distortions between encoded fragments</text:span></text:p>
              </text:list-item>
              <text:list-item>
                <text:p text:style-name="P6"><text:span text:style-name="T6">Reading and scattering larger pieces of the input file means there are less chunks therefore less distortions between encoded chunks</text:span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4.751cm" svg:x="1.4cm" svg:y="0.651cm" presentation:class="title" presentation:user-transformed="true">
          <draw:text-box>
            <text:p>Tradeoff<text:line-break/></text:p>
          </draw:text-box>
        </draw:frame>
        <draw:frame presentation:style-name="pr7" draw:text-style-name="P6" draw:layer="layout" svg:width="25.199cm" svg:height="12.336cm" svg:x="1.4cm" svg:y="4.914cm" presentation:class="outline">
          <draw:text-box>
            <text:list text:style-name="L2">
              <text:list-item>
                <text:p text:style-name="P6"><text:span text:style-name="T6">Serial version gives better quality but is slower</text:span></text:p>
              </text:list-item>
              <text:list-item>
                <text:p text:style-name="P6"><text:span text:style-name="T6">Parallel version is significantly faster but of lower qual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Best use</text:p>
          </draw:text-box>
        </draw:frame>
        <draw:frame presentation:style-name="pr7" draw:text-style-name="P6" draw:layer="layout" svg:width="25.199cm" svg:height="12.336cm" svg:x="1.4cm" svg:y="4.914cm" presentation:class="outline">
          <draw:text-box>
            <text:list text:style-name="L2">
              <text:list-item>
                <text:p text:style-name="P6"><text:span text:style-name="T6">Encoding audio tracks where occasional “artefacts” are not a big problem </text:span></text:p>
              </text:list-item>
              <text:list-item>
                <text:p text:style-name="P6"><text:span text:style-name="T6">Audiobooks, speeches,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256cm" svg:x="1.4cm" svg:y="1.062cm" presentation:class="title">
          <draw:text-box>
            <text:p>Resources</text:p>
          </draw:text-box>
        </draw:frame>
        <draw:frame presentation:style-name="pr7" draw:layer="layout" svg:width="25.199cm" svg:height="12.336cm" svg:x="1.4cm" svg:y="4.914cm" presentation:class="outline">
          <draw:text-box>
            <text:list text:style-name="L2">
              <text:list-item>
                <text:p>Github repo: <text:a xlink:href="https://github.com/alex-grigoras/pLAME">https://github.com/alex-grigoras/pLAME</text:a></text:p>
              </text:list-item>
              <text:list-item>
                <text:p>Sourceforge URL for the LAME encoder we started from: http://sourceforge.net/projects/lame/files/lame/3.99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ndalus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family="Andalus" style:font-family-generic="roman" style:font-pitch="variable"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family="Andalus" style:font-family-generic="roman" style:font-pitch="variable"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family="Andalus" style:font-family-generic="roman" style:font-pitch="variable"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family="Andalus" style:font-family-generic="roman" style:font-pitch="variable"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family="Andalus" style:font-family-generic="roman" style:font-pitch="variable"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family="Andalus" style:font-family-generic="roman" style:font-pitch="variable"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family="Andalus" style:font-family-generic="roman" style:font-pitch="variable"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family="Andalus" style:font-family-generic="roman" style:font-pitch="variable"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Andalus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5%" draw:textarea-horizontal-align="center" draw:textarea-vertical-align="middle" draw:shadow-opacity="1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sunrise-title">
      <style:graphic-properties draw:auto-grow-height="false" fo:min-height="3.507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sunrise" style:page-layout-name="PM1" draw:style-name="Mdp1">
      <draw:frame draw:style-name="Mgr3" draw:text-style-name="MP3" draw:layer="backgroundobjects" svg:width="13.556cm" svg:height="8.981cm" svg:x="12.916cm" svg:y="10.625cm">
        <draw:image xlink:href="Pictures/10000201000008410000057820D6EE57.png" xlink:type="simple" xlink:show="embed" xlink:actuate="onLoad">
          <text:p/>
        </draw:image>
      </draw:frame>
      <draw:frame presentation:style-name="Mpr1" draw:layer="backgroundobjects" svg:width="25.199cm" svg:height="3.506cm" svg:x="1.4cm" svg:y="0.937cm" presentation:class="title">
        <draw:text-box>
          <text:p>Click to edit the title text format</text:p>
        </draw:text-box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12-26T11:42:15.89</meta:creation-date>
    <meta:editing-duration>PT07H21M56S</meta:editing-duration>
    <meta:editing-cycles>31</meta:editing-cycles>
    <dc:date>2013-01-06T20:32:00.87</dc:date>
    <meta:generator>OpenOffice.org/3.2$Win32 OpenOffice.org_project/320m18$Build-9502</meta:generator>
    <dc:creator>Alex </dc:creator>
    <meta:document-statistic meta:object-count="94"/>
  </office:meta>
</office:document-meta>
</file>